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D6D3FB8.png" manifest:media-type="image/png"/>
  <manifest:file-entry manifest:full-path="Pictures/10000001000002C3000002C3A955CF67.png" manifest:media-type="image/png"/>
  <manifest:file-entry manifest:full-path="Pictures/1000020300003E1D00003E1DB6BEF38B.svg" manifest:media-type="image/svg+xml"/>
  <manifest:file-entry manifest:full-path="Pictures/100000010000051F0000017D55B4D2CC.png" manifest:media-type="image/png"/>
  <manifest:file-entry manifest:full-path="Pictures/10000001000001820000018272C50D39.png" manifest:media-type="image/png"/>
  <manifest:file-entry manifest:full-path="Pictures/1000000100000093000000931651A704.png" manifest:media-type="image/png"/>
  <manifest:file-entry manifest:full-path="Pictures/100037DB000052DD000052DD2567E98B.svg" manifest:media-type="image/svg+xml"/>
  <manifest:file-entry manifest:full-path="Pictures/10000001000002C3000002C3406780EB.png" manifest:media-type="image/png"/>
  <manifest:file-entry manifest:full-path="Pictures/10000001000003230000026E254B1806.png" manifest:media-type="image/png"/>
  <manifest:file-entry manifest:full-path="Pictures/1000000100000234000000EDA458418C.png" manifest:media-type="image/png"/>
  <manifest:file-entry manifest:full-path="Pictures/10002934000026D50000105A17B521D9.svg" manifest:media-type="image/svg+xml"/>
  <manifest:file-entry manifest:full-path="Pictures/10000C5A00001A9000001A9051823A42.svg" manifest:media-type="image/svg+xml"/>
  <manifest:file-entry manifest:full-path="Pictures/100012E700001B980000205940E24306.svg" manifest:media-type="image/svg+xml"/>
  <manifest:file-entry manifest:full-path="Pictures/1000000100000191000001D5CBC7F1F1.png" manifest:media-type="image/png"/>
  <manifest:file-entry manifest:full-path="Pictures/100004D300000A2100000A21FC4E2785.svg" manifest:media-type="image/svg+xml"/>
  <manifest:file-entry manifest:full-path="Pictures/100007D900004AEE00003A160CA9D9E5.svg" manifest:media-type="image/svg+xml"/>
  <manifest:file-entry manifest:full-path="Pictures/100012C10001027C00004B239D81F76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05cm" fo:min-width="9.2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2cm" fo:min-width="1.052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2cm" fo:min-width="0.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7cm" fo:min-width="0.153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18cm" fo:min-width="0cm" fo:padding-top="0.151cm" fo:padding-bottom="0.151cm" fo:padding-left="0.276cm" fo:padding-right="0.276cm" loext:decorative="false"/>
    </style:style>
    <style:style style:name="P1" style:family="paragraph">
      <style:paragraph-properties fo:text-align="center" style:writing-mode="lr-tb"/>
      <style:text-properties style:font-name="Verdana"/>
    </style:style>
    <style:style style:name="P2" style:family="paragraph">
      <loext:graphic-properties draw:fill-color="#b4c7dc"/>
      <style:paragraph-properties fo:text-align="center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  <style:text-properties style:font-name="Verdana"/>
    </style:style>
    <style:style style:name="P4" style:family="paragraph">
      <loext:graphic-properties draw:fill="solid"/>
      <style:paragraph-properties fo:text-align="center"/>
      <style:text-properties style:font-name="Verdana"/>
    </style:style>
    <style:style style:name="P5" style:family="paragraph">
      <style:paragraph-properties fo:text-align="center" style:writing-mode="lr-tb"/>
      <style:text-properties style:font-name="Verdana" fo:font-size="15pt" style:font-size-asian="15pt" style:font-size-complex="15pt"/>
    </style:style>
    <style:style style:name="P6" style:family="paragraph">
      <loext:graphic-properties draw:fill-color="#b4c7dc"/>
      <style:paragraph-properties fo:text-align="center" style:writing-mode="lr-tb"/>
      <style:text-properties style:font-name="Verdana" fo:font-size="15pt" style:font-size-asian="15pt" style:font-size-complex="15pt"/>
    </style:style>
    <style:style style:name="P7" style:family="paragraph">
      <loext:graphic-properties draw:fill-color="#ffe994"/>
      <style:paragraph-properties fo:text-align="center" style:writing-mode="lr-tb"/>
      <style:text-properties style:font-name="Verdana"/>
    </style:style>
    <style:style style:name="P8" style:family="paragraph"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9" style:family="paragraph">
      <loext:graphic-properties draw:fill-color="#ffa6a6"/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Verdana" fo:font-size="15pt" style:font-size-asian="15pt" style:font-size-complex="15pt"/>
    </style:style>
    <style:style style:name="T3" style:family="text">
      <style:text-properties style:font-name="Verdana" fo:font-size="20pt" style:font-size-asian="20pt" style:font-size-complex="20pt"/>
    </style:style>
    <style:style style:name="T4" style:family="text">
      <style:text-properties style:font-name="Verdana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Verdana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9.7cm" svg:height="3.3cm" svg:x="9.5cm" svg:y="1.1cm">
            <text:p text:style-name="P1"><text:span text:style-name="T1">Week 1</text:span></text:p>
            <text:p text:style-name="P1"><text:span text:style-name="T2"/></text:p>
            <text:p text:style-name="P1"><text:span text:style-name="T3">Linux ecosystem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92cm" svg:height="1.692cm" svg:x="1.8cm" svg:y="1.108cm">
            <draw:image xlink:href="Pictures/100004D300000A2100000A21FC4E2785.svg" xlink:type="simple" xlink:show="embed" xlink:actuate="onLoad" draw:mime-type="image/svg+xml">
              <text:p/>
            </draw:image>
            <draw:image xlink:href="Pictures/1000000100000093000000931651A704.png" xlink:type="simple" xlink:show="embed" xlink:actuate="onLoad" draw:mime-type="image/png"/>
          </draw:frame>
          <draw:frame draw:style-name="gr3" draw:text-style-name="P3" draw:layer="layout" svg:width="2.2cm" svg:height="2.2cm" svg:x="5.592cm" svg:y="1.4cm">
            <draw:image xlink:href="Pictures/100037DB000052DD000052DD2567E98B.svg" xlink:type="simple" xlink:show="embed" xlink:actuate="onLoad" draw:mime-type="image/svg+xml">
              <text:p/>
            </draw:image>
            <draw:image xlink:href="Pictures/10000001000002C3000002C3406780EB.png" xlink:type="simple" xlink:show="embed" xlink:actuate="onLoad" draw:mime-type="image/png"/>
          </draw:frame>
          <draw:frame draw:name="bash.svg" draw:style-name="gr3" draw:text-style-name="P3" draw:layer="layout" svg:width="4.1cm" svg:height="1.726cm" svg:x="1.6cm" svg:y="3.474cm">
            <draw:image xlink:href="Pictures/10002934000026D50000105A17B521D9.svg" xlink:type="simple" xlink:show="embed" xlink:actuate="onLoad" draw:mime-type="image/svg+xml">
              <text:p/>
            </draw:image>
            <draw:image xlink:href="Pictures/1000000100000234000000EDA458418C.png" xlink:type="simple" xlink:show="embed" xlink:actuate="onLoad" draw:mime-type="image/png"/>
            <svg:title>Asset 1</svg:title>
          </draw:frame>
          <draw:frame draw:style-name="gr3" draw:text-style-name="P3" draw:layer="layout" svg:width="1.621cm" svg:height="1.9cm" svg:x="7.692cm" svg:y="1.6cm">
            <draw:image xlink:href="Pictures/100012E700001B980000205940E24306.svg" xlink:type="simple" xlink:show="embed" xlink:actuate="onLoad" draw:mime-type="image/svg+xml">
              <text:p/>
            </draw:image>
            <draw:image xlink:href="Pictures/1000000100000191000001D5CBC7F1F1.png" xlink:type="simple" xlink:show="embed" xlink:actuate="onLoad" draw:mime-type="image/png"/>
          </draw:frame>
          <draw:line draw:style-name="gr4" draw:text-style-name="P4" draw:layer="layout" svg:x1="8.192cm" svg:y1="1.3cm" svg:x2="7.292cm" svg:y2="3.6cm">
            <text:p/>
          </draw:line>
          <draw:frame draw:style-name="gr3" draw:text-style-name="P3" draw:layer="layout" svg:width="1.4cm" svg:height="1.4cm" svg:x="4.1cm" svg:y="2cm">
            <draw:image xlink:href="Pictures/10000C5A00001A9000001A9051823A42.svg" xlink:type="simple" xlink:show="embed" xlink:actuate="onLoad" draw:mime-type="image/svg+xml">
              <text:p/>
            </draw:image>
            <draw:image xlink:href="Pictures/10000001000001820000018272C50D39.png" xlink:type="simple" xlink:show="embed" xlink:actuate="onLoad" draw:mime-type="image/png"/>
          </draw:frame>
          <draw:frame draw:style-name="gr3" draw:text-style-name="P3" draw:layer="layout" svg:width="3.8cm" svg:height="2.946cm" svg:x="5.4cm" svg:y="5.2cm">
            <draw:image xlink:href="Pictures/100007D900004AEE00003A160CA9D9E5.svg" xlink:type="simple" xlink:show="embed" xlink:actuate="onLoad" draw:mime-type="image/svg+xml">
              <text:p/>
            </draw:image>
            <draw:image xlink:href="Pictures/10000001000003230000026E254B1806.png" xlink:type="simple" xlink:show="embed" xlink:actuate="onLoad" draw:mime-type="image/png"/>
          </draw:frame>
          <draw:frame draw:style-name="gr3" draw:text-style-name="P3" draw:layer="layout" svg:width="7.571cm" svg:height="2.2cm" svg:x="1.7cm" svg:y="9.1cm">
            <draw:image xlink:href="Pictures/100012C10001027C00004B239D81F76F.svg" xlink:type="simple" xlink:show="embed" xlink:actuate="onLoad" draw:mime-type="image/svg+xml">
              <text:p/>
            </draw:image>
            <draw:image xlink:href="Pictures/100000010000051F0000017D55B4D2CC.png" xlink:type="simple" xlink:show="embed" xlink:actuate="onLoad" draw:mime-type="image/png"/>
          </draw:frame>
          <draw:g draw:style-name="gr1">
            <draw:frame draw:name="abstract-user-flat-1.svg" draw:style-name="gr3" draw:text-style-name="P3" draw:layer="layout" svg:width="0.802cm" svg:height="0.895cm" svg:x="9.568cm" svg:y="1.221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8cm" svg:y="1.221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8cm" svg:y="1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" draw:text-style-name="P2" draw:layer="layout" svg:width="9.7cm" svg:height="3.3cm" svg:x="9.5cm" svg:y="4.7cm">
            <text:p text:style-name="P1"><text:span text:style-name="T1">Week 2 &amp; 3</text:span></text:p>
            <text:p text:style-name="P1"><text:span text:style-name="T4"/></text:p>
            <text:p text:style-name="P1"><text:span text:style-name="T5">Geoscripting in 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8.3cm">
            <text:p text:style-name="P1"><text:span text:style-name="T1">Week 4 &amp; 5</text:span></text:p>
            <text:p text:style-name="P1"><text:span text:style-name="T6"/></text:p>
            <text:p text:style-name="P1"><text:span text:style-name="T3">Geoscripting in 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11.9cm">
            <text:p text:style-name="P1"><text:span text:style-name="T1">Week 6 &amp; 7 </text:span></text:p>
            <text:p text:style-name="P1"><text:span text:style-name="T6"/></text:p>
            <text:p text:style-name="P1"><text:span text:style-name="T3">Project <text:s/>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9.7cm" svg:height="1.6cm" svg:x="9.5cm" svg:y="15.5cm">
            <text:p text:style-name="P5"><text:span text:style-name="T6">Week 8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cm" svg:height="0.9cm" svg:x="17.5cm" svg:y="5.1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cm" svg:height="0.9cm" svg:x="17.5cm" svg:y="8.8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3cm" svg:height="0.9cm" svg:x="17.5cm" svg:y="15.828cm">
            <text:p text:style-name="P8"><text:span text:style-name="T8">Ex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3cm" svg:height="0.9cm" svg:x="17.5cm" svg:y="14.1cm">
            <text:p text:style-name="P1"><text:span text:style-name="T7">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abstract-user-flat-1.svg_5" draw:style-name="gr3" draw:text-style-name="P3" draw:layer="layout" svg:width="0.707cm" svg:height="0.756cm" svg:x="9.603cm" svg:y="11.996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C3000002C3A955CF67.png" xlink:type="simple" xlink:show="embed" xlink:actuate="onLoad" draw:mime-type="image/png"/>
            <svg:title>Abstract user icon</svg:title>
          </draw:frame>
          <draw:frame draw:name="abstract-user-flat-1.svg_6" draw:style-name="gr3" draw:text-style-name="P3" draw:layer="layout" svg:width="0.708cm" svg:height="0.756cm" svg:x="10.31cm" svg:y="11.996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C3000002C3A955CF67.png" xlink:type="simple" xlink:show="embed" xlink:actuate="onLoad" draw:mime-type="image/png"/>
            <svg:title>Abstract user icon</svg:title>
          </draw:frame>
          <draw:frame draw:name="abstract-user-flat-1.svg_7" draw:style-name="gr3" draw:text-style-name="P3" draw:layer="layout" svg:width="0.707cm" svg:height="0.756cm" svg:x="9.603cm" svg:y="12.752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C3000002C3A955CF67.png" xlink:type="simple" xlink:show="embed" xlink:actuate="onLoad" draw:mime-type="image/png"/>
            <svg:title>Abstract user icon</svg:title>
          </draw:frame>
          <draw:frame draw:name="abstract-user-flat-1.svg_8" draw:style-name="gr3" draw:text-style-name="P3" draw:layer="layout" svg:width="0.708cm" svg:height="0.756cm" svg:x="10.31cm" svg:y="12.752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C3000002C3A955CF67.png" xlink:type="simple" xlink:show="embed" xlink:actuate="onLoad" draw:mime-type="image/png"/>
            <svg:title>Abstract user icon</svg:title>
          </draw:frame>
          <draw:custom-shape draw:style-name="gr9" draw:text-style-name="P3" draw:layer="layout" svg:width="1.498cm" svg:height="1.6cm" svg:x="9.562cm" svg:y="11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">
            <draw:frame draw:name="abstract-user-flat-1.svg" draw:style-name="gr3" draw:text-style-name="P3" draw:layer="layout" svg:width="0.802cm" svg:height="0.895cm" svg:x="9.561cm" svg:y="4.822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1cm" svg:y="4.822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1cm" svg:y="4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1">
            <draw:frame draw:name="abstract-user-flat-1.svg" draw:style-name="gr3" draw:text-style-name="P3" draw:layer="layout" svg:width="0.802cm" svg:height="0.895cm" svg:x="9.566cm" svg:y="8.399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6cm" svg:y="8.399cm">
              <draw:image xlink:href="Pictures/1000020300003E1D00003E1DB6BEF38B.svg" xlink:type="simple" xlink:show="embed" xlink:actuate="onLoad" draw:mime-type="image/svg+xml">
                <text:p/>
              </draw:image>
              <draw:image xlink:href="Pictures/10000001000002C3000002C3A955CF67.png" xlink:type="simple" xlink:show="embed" xlink:actuate="onLoad" draw:mime-type="image/png"/>
              <svg:title>Abstract user icon</svg:title>
            </draw:frame>
            <draw:custom-shape draw:style-name="gr5" draw:text-style-name="P3" draw:layer="layout" svg:width="1.7cm" svg:height="1cm" svg:x="9.566cm" svg:y="8.3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name="abstract-user-flat-1.svg_ 1" draw:style-name="gr3" draw:text-style-name="P3" draw:layer="layout" svg:width="0.708cm" svg:height="0.756cm" svg:x="9.578cm" svg:y="15.564cm">
            <draw:image xlink:href="Pictures/1000020300003E1D00003E1DB6BEF38B.svg" xlink:type="simple" xlink:show="embed" xlink:actuate="onLoad" draw:mime-type="image/svg+xml">
              <text:p/>
            </draw:image>
            <draw:image xlink:href="Pictures/10000001000002C3000002C3A955CF67.png" xlink:type="simple" xlink:show="embed" xlink:actuate="onLoad" draw:mime-type="image/png"/>
            <svg:title>Abstract user icon</svg:title>
          </draw:frame>
          <draw:custom-shape draw:style-name="gr10" draw:text-style-name="P3" draw:layer="layout" svg:width="0.781cm" svg:height="0.815cm" svg:x="9.547cm" svg:y="15.5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2.703cm" svg:height="2.703cm" svg:x="4.1cm" svg:y="12.897cm">
          <draw:image xlink:href="Pictures/1000000100000200000002006D6D3FB8.png" xlink:type="simple" xlink:show="embed" xlink:actuate="onLoad" draw:mime-type="image/png">
            <text:p/>
          </draw:image>
        </draw:frame>
        <draw:custom-shape draw:style-name="gr11" draw:text-style-name="P10" draw:layer="layout" svg:width="1.232cm" svg:height="7.3cm" draw:transform="rotate (1.5709708597201) translate (1.7cm 12.7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21:46:39.802108402</meta:creation-date>
    <dc:date>2024-08-25T22:23:10.359404901</dc:date>
    <meta:editing-duration>PT5H31M14S</meta:editing-duration>
    <meta:editing-cycles>14</meta:editing-cycles>
    <meta:generator>LibreOffice/24.2.1.2$Linux_X86_64 LibreOffice_project/420$Build-2</meta:generator>
    <meta:document-statistic meta:object-count="39"/>
  </office:meta>
</office:document-meta>
</file>